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EC0000016EE3D4FE1C7A4FDD9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2.022cm" svg:height="12.205cm" svg:x="-10.477cm" svg:y="5.4cm">
          <draw:image xlink:href="Pictures/10000000000004EC0000016EE3D4FE1C7A4FDD9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4T02:45:59.731119442</meta:creation-date>
    <dc:date>2018-10-24T02:48:04.282468896</dc:date>
    <meta:editing-duration>PT2M4S</meta:editing-duration>
    <meta:editing-cycles>1</meta:editing-cycles>
    <meta:document-statistic meta:object-count="1"/>
    <meta:generator>LibreOffice/5.1.6.2$Linux_X86_64 LibreOffice_project/10m0$Build-2</meta:generator>
  </office:meta>
</office:document-meta>
</file>